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e7a5" officeooo:paragraph-rsid="0000e7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 </text:p>
      <text:p text:style-name="P1"/>
      <text:p text:style-name="P1">desempenho de hardware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9:43:45.263000000</meta:creation-date>
    <dc:date>2024-01-09T19:43:54.432000000</dc:date>
    <meta:editing-duration>PT9S</meta:editing-duration>
    <meta:editing-cycles>1</meta:editing-cycles>
    <meta:document-statistic meta:table-count="0" meta:image-count="0" meta:object-count="0" meta:page-count="1" meta:paragraph-count="2" meta:word-count="5" meta:character-count="32" meta:non-whitespace-character-count="27"/>
    <meta:generator>LibreOffice/7.6.4.1$Windows_X86_64 LibreOffice_project/e19e193f88cd6c0525a17fb7a176ed8e6a3e2aa1</meta:generator>
  </office:meta>
</office:document-meta>
</file>